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ocketFactory.createServerSocke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ocketFactory.createServerSocket( int port , int back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ocketFactory.createSocket( String host , int port , InetAddress localAddr , int local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ocketFactory.createSocket( InetAddress address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ocketFactory.createSocket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ocketFactory.createSocket( InetAddress address , int port , InetAddress localAddr , int local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ocketFactory.createServerSocket( int port , int backlog , InetAddress bindAd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